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1 k70 Line2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ce3" office:value-type="string" calcext:value-type="string">
            <text:p>Power error</text:p>
          </table:table-cell>
          <table:table-cell table:style-name="ce3" office:value-type="string" calcext:value-type="string">
            <text:p>Time error</text:p>
          </table:table-cell>
          <table:table-cell table:style-name="ce3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number-columns-repeated="3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0212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49" calcext:value-type="percentage">
            <text:p>0.49%</text:p>
          </table:table-cell>
          <table:table-cell office:value-type="percentage" office:value="0.00195" calcext:value-type="percentage">
            <text:p>0.20%</text:p>
          </table:table-cell>
          <table:table-cell office:value-type="percentage" office:value="0.00733" calcext:value-type="percentage">
            <text:p>0.73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78" calcext:value-type="percentage">
            <text:p>0.78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04" calcext:value-type="percentage">
            <text:p>0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42:33.703796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0:05:04.839937037</meta:creation-date>
    <dc:date>2020-04-20T13:42:51.912868385</dc:date>
    <meta:editing-duration>PT17M47S</meta:editing-duration>
    <meta:editing-cycles>4</meta:editing-cycles>
    <meta:generator>LibreOffice/6.3.5.2$Linux_X86_64 LibreOffice_project/30$Build-2</meta:generator>
    <meta:document-statistic meta:table-count="1" meta:cell-count="29" meta:object-count="0"/>
  </office:meta>
</office:document-meta>
</file>